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officeooo:rsid="00129fcf" officeooo:paragraph-rsid="00129fcf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29fcf" officeooo:paragraph-rsid="00129fc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65a19" officeooo:paragraph-rsid="00165a1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97b24" officeooo:paragraph-rsid="00197b2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d5d2d" officeooo:paragraph-rsid="001d5d2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e4418" officeooo:paragraph-rsid="001e441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65a19" officeooo:paragraph-rsid="00165a1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65a19" officeooo:paragraph-rsid="0017bb7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6a72f" officeooo:paragraph-rsid="0016a72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29fcf" officeooo:paragraph-rsid="00129fc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97b24" officeooo:paragraph-rsid="00197b2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paragraph-rsid="00197b2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e4418" officeooo:paragraph-rsid="001e441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97b24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4418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21336" officeooo:paragraph-rsid="00221336"/>
    </style:style>
    <style:style style:name="P17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officeooo:paragraph-rsid="001e4418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21336" officeooo:paragraph-rsid="002213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28b6b" officeooo:paragraph-rsid="00228b6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a72f"/>
    </style:style>
    <style:style style:name="T3" style:family="text">
      <style:text-properties fo:font-size="14pt" fo:font-weight="normal" officeooo:rsid="00197b24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e4418" style:font-size-asian="14pt" style:font-weight-asian="normal" style:font-size-complex="14pt" style:font-weight-complex="normal"/>
    </style:style>
    <style:style style:name="T6" style:family="text">
      <style:text-properties officeooo:rsid="0020dd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</text:p>
      <text:p text:style-name="P2">Definition:</text:p>
      <text:p text:style-name="P2"><text:tab/><text:span text:style-name="T1">Spring is an open source, lightweight, loosely coupled, aspect oriented, Dependency injection java application framework to develope varios types of java application.</text:span></text:p>
      <text:p text:style-name="P10"/>
      <text:p text:style-name="P3">Setup spring framework with eclipse :</text:p>
      <text:p text:style-name="P7">step 1: First we need to download this two zip files to add jars .</text:p>
      <text:p text:style-name="P8"><text:tab/></text:p>
      <text:p text:style-name="P8"><text:tab/><text:tab/>*Spring framework jars – <text:span text:style-name="T2">To download search spring source.org</text:span></text:p>
      <text:p text:style-name="P8"><text:tab/><text:tab/>*Apache common API –<text:span text:style-name="T2">To download appache common logging api <text:s/></text:span></text:p>
      <text:p text:style-name="P9"/>
      <text:p text:style-name="P9">step 2: Unzip and configure buit path.</text:p>
      <text:p text:style-name="P9"/>
      <text:p text:style-name="P4">1.IOC <text:s/>Inversion Of Control</text:p>
      <text:p text:style-name="P4"><text:tab/><text:span text:style-name="T1">It is used to remove dependency from the programmin code.</text:span></text:p>
      <text:p text:style-name="P11"><text:tab/>make code easy to test and maintain.</text:p>
      <text:p text:style-name="P14"><text:span text:style-name="T3"><text:tab/></text:span><text:span text:style-name="T4">In Spring framework, IOC container is responsible to inject the dependency. <text:tab/>We provide metadata to the IOC container either by XML file or annotation.</text:span></text:p>
      <text:p text:style-name="P12"/>
      <text:p text:style-name="P5">Dependency Injection:</text:p>
      <text:p text:style-name="P5"/>
      <text:p text:style-name="P5"/>
      <text:p text:style-name="P5"/>
      <text:p text:style-name="P5"/>
      <text:p text:style-name="P6">AOP(Aspect Oriented Programming)</text:p>
      <text:p text:style-name="P13">Jar files to add </text:p>
      <text:p text:style-name="P15"><text:span text:style-name="T5"><text:tab/></text:span>The links for the dependencies are:</text:p>
      <text:p text:style-name="P15"><text:s/>AspectJ: https://www.eclipse.org/aspectj/downloads.php</text:p>
      <text:p text:style-name="P15">AOP Alliance: <text:a xlink:type="simple" xlink:href="http://aopalliance.sourceforge.net/" text:style-name="Internet_20_link" text:visited-style-name="Visited_20_Internet_20_Link">http://aopalliance.sourceforge.net/</text:a><text:line-break/>CGILIB: <text:a xlink:type="simple" xlink:href="https://www.youtube.com/redirect?q=http%3A%2F%2Fcglib.sourceforge.net%2F&amp;event=video_description&amp;v=4P0TME-AbSw&amp;redir_token=YqgEawqJ7Eip3vFpf0T4EjSRU4l8MTU0ODk5ODc3M0AxNTQ4OTEyMzcz" text:style-name="Internet_20_link" text:visited-style-name="Visited_20_Internet_20_Link">http://cglib.sourceforge.net/</text:a> </text:p>
      <text:p text:style-name="P15">Spring 3 ASM: <text:a xlink:type="simple" xlink:href="http://asm.ow2.org/" text:style-name="Internet_20_link" text:visited-style-name="Visited_20_Internet_20_Link">http://asm.ow2.org/</text:a></text:p>
      <text:p text:style-name="P15"/>
      <text:h text:style-name="P17" text:outline-level="1">Spring Boot, MySQL, JPA, Hibernate Restful CRUD API Tutorial</text:h>
      <text:p text:style-name="P15"/>
      <text:p text:style-name="P15"><text:span text:style-name="T6">Link --&gt; <text:s/></text:span><text:a xlink:type="simple" xlink:href="https://www.callicoder.com/spring-boot-rest-api-tutorial-with-mysql-jpa-hibernate/" text:style-name="Internet_20_link" text:visited-style-name="Visited_20_Internet_20_Link">https://www.callicoder.com/spring-boot-rest-api-tutorial-with-mysql-jpa-hibernate/</text:a></text:p>
      <text:p text:style-name="P15"/>
      <text:p text:style-name="P16">link to send mail by spring boot-&gt; <text:a xlink:type="simple" xlink:href="https://www.onlinetutorialspoint.com/spring-boot/how-to-send-spring-boot-mail-example.html" text:style-name="Internet_20_link" text:visited-style-name="Visited_20_Internet_20_Link">https://www.onlinetutorialspoint.com/spring-boot/how-to-send-spring-boot-mail-example.html</text:a></text:p>
      <text:p text:style-name="P16"/>
      <text:p text:style-name="P16"/>
      <text:p text:style-name="P19"/>
      <text:p text:style-name="P19"/>
      <text:p text:style-name="P19"><text:soft-page-break/></text:p>
      <text:p text:style-name="P19">MicroServices with spring boot authentication with jwt</text:p>
      <text:p text:style-name="P19"/>
      <text:p text:style-name="P19">link-&gt; <text:a xlink:type="simple" xlink:href="https://medium.com/omarelgabrys-blog/microservices-with-spring-boot-authentication-with-jwt-part-3-fafc9d7187e8" text:style-name="Internet_20_link" text:visited-style-name="Visited_20_Internet_20_Link">https://medium.com/omarelgabrys-blog/microservices-with-spring-boot-authentication-with-jwt-part-3-fafc9d7187e8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6:37:10.324490549</meta:creation-date>
    <dc:date>2019-02-07T19:44:00.907319345</dc:date>
    <meta:editing-duration>PT18H16M52S</meta:editing-duration>
    <meta:editing-cycles>13</meta:editing-cycles>
    <meta:generator>LibreOffice/6.1.2.1$Linux_X86_64 LibreOffice_project/10$Build-1</meta:generator>
    <meta:document-statistic meta:table-count="0" meta:image-count="0" meta:object-count="0" meta:page-count="2" meta:paragraph-count="25" meta:word-count="170" meta:character-count="1456" meta:non-whitespace-character-count="1292"/>
  </office:meta>
</office:document-meta>
</file>